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>
        <office:forms form:automatic-focus="false" form:apply-design-mode="false"/>
        <table:shapes>
          <draw:frame draw:z-index="0" draw:style-name="gr1" draw:text-style-name="P1" svg:width="35.296cm" svg:height="16.814cm" svg:x="8.452cm" svg:y="0.106cm">
            <draw:object draw:notify-on-update-of-ranges="Arkusz1.C1:Arkusz1.C40 Arkusz1.D1:Arkusz1.D40 Arkusz1.E1:Arkusz1.E4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2" table:formula="of:=COUNTIF([.B1:.B1000];&quot;=0&quot;)" office:value-type="float" office:value="0" calcext:value-type="float">
            <text:p>0</text:p>
          </table:table-cell>
          <table:table-cell table:formula="of:=BINOM.DIST.RANGE(40;0.5;[.C1];[.C1])" office:value-type="float" office:value="0.000000000000909494701772928" calcext:value-type="float">
            <text:p>9,09494701772928E-013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" table:formula="of:=COUNTIF([.B1:.B1000];&quot;=1&quot;)" office:value-type="float" office:value="0" calcext:value-type="float">
            <text:p>0</text:p>
          </table:table-cell>
          <table:table-cell table:formula="of:=BINOM.DIST.RANGE(40;0.5;[.C2];[.C2])" office:value-type="float" office:value="0.0000000000363797880709171" calcext:value-type="float">
            <text:p>3,63797880709171E-01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COUNTIF([.B1:.B1000];&quot;=2&quot;)" office:value-type="float" office:value="0" calcext:value-type="float">
            <text:p>0</text:p>
          </table:table-cell>
          <table:table-cell table:formula="of:=BINOM.DIST.RANGE(40;0.5;[.C3];[.C3])" office:value-type="float" office:value="0.000000000709405867382884" calcext:value-type="float">
            <text:p>7,09405867382884E-010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2" table:formula="of:=COUNTIF([.B4:.B1003];&quot;=3&quot;)" office:value-type="float" office:value="0" calcext:value-type="float">
            <text:p>0</text:p>
          </table:table-cell>
          <table:table-cell table:formula="of:=BINOM.DIST.RANGE(40;0.5;[.C4];[.C4])" office:value-type="float" office:value="0.00000000898580765351653" calcext:value-type="float">
            <text:p>0,000000009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ce2" table:formula="of:=COUNTIF([.B4:.B1003];&quot;=4&quot;)" office:value-type="float" office:value="0" calcext:value-type="float">
            <text:p>0</text:p>
          </table:table-cell>
          <table:table-cell table:formula="of:=BINOM.DIST.RANGE(40;0.5;[.C5];[.C5])" office:value-type="float" office:value="0.0000000831187207950279" calcext:value-type="float">
            <text:p>8,31187207950279E-008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formula="of:=COUNTIF([.B4:.B1003];&quot;=5&quot;)" office:value-type="float" office:value="0" calcext:value-type="float">
            <text:p>0</text:p>
          </table:table-cell>
          <table:table-cell table:formula="of:=BINOM.DIST.RANGE(40;0.5;[.C6];[.C6])" office:value-type="float" office:value="0.000000598454789724201" calcext:value-type="float">
            <text:p>5,98454789724201E-007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style-name="ce2" table:formula="of:=COUNTIF([.B7:.B1006];&quot;=6&quot;)" office:value-type="float" office:value="0" calcext:value-type="float">
            <text:p>0</text:p>
          </table:table-cell>
          <table:table-cell table:formula="of:=BINOM.DIST.RANGE(40;0.5;[.C7];[.C7])" office:value-type="float" office:value="0.00000349098627339117" calcext:value-type="float">
            <text:p>0,000003491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style-name="ce2" table:formula="of:=COUNTIF([.B7:.B1006];&quot;=7&quot;)" office:value-type="float" office:value="0" calcext:value-type="float">
            <text:p>0</text:p>
          </table:table-cell>
          <table:table-cell table:formula="of:=BINOM.DIST.RANGE(40;0.5;[.C8];[.C8])" office:value-type="float" office:value="0.0000169562190421857" calcext:value-type="float">
            <text:p>1,69562190421857E-005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COUNTIF([.B7:.B1006];&quot;=8&quot;)" office:value-type="float" office:value="0" calcext:value-type="float">
            <text:p>0</text:p>
          </table:table-cell>
          <table:table-cell table:formula="of:=BINOM.DIST.RANGE(40;0.5;[.C9];[.C9])" office:value-type="float" office:value="0.000069944403549016" calcext:value-type="float">
            <text:p>6,9944403549016E-005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style-name="ce2" table:formula="of:=COUNTIF([.B10:.B1009];&quot;=9&quot;)" office:value-type="float" office:value="0" calcext:value-type="float">
            <text:p>0</text:p>
          </table:table-cell>
          <table:table-cell table:formula="of:=BINOM.DIST.RANGE(40;0.5;[.C10];[.C10])" office:value-type="float" office:value="0.000248691212618724" calcext:value-type="float">
            <text:p>0,0002486912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style-name="ce2" table:formula="of:=COUNTIF([.B10:.B1009];&quot;=10C11&quot;)" office:value-type="float" office:value="0" calcext:value-type="float">
            <text:p>0</text:p>
          </table:table-cell>
          <table:table-cell table:formula="of:=BINOM.DIST.RANGE(40;0.5;[.C11];[.C11])" office:value-type="float" office:value="0.000770942759118043" calcext:value-type="float">
            <text:p>0,0007709428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formula="of:=COUNTIF([.B10:.B1009];&quot;=11&quot;)" office:value-type="float" office:value="3" calcext:value-type="float">
            <text:p>3</text:p>
          </table:table-cell>
          <table:table-cell table:formula="of:=BINOM.DIST.RANGE(40;0.5;[.C12];[.C12])" office:value-type="float" office:value="0.00210257116123103" calcext:value-type="float">
            <text:p>0,002102571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style-name="ce2" table:formula="of:=COUNTIF([.B13:.B1012];&quot;=12&quot;)" office:value-type="float" office:value="8" calcext:value-type="float">
            <text:p>8</text:p>
          </table:table-cell>
          <table:table-cell table:formula="of:=BINOM.DIST.RANGE(40;0.5;[.C13];[.C13])" office:value-type="float" office:value="0.00508121363964165" calcext:value-type="float">
            <text:p>0,0050812136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style-name="ce2" table:formula="of:=COUNTIF([.B13:.B1012];&quot;=13&quot;)" office:value-type="float" office:value="12" calcext:value-type="float">
            <text:p>12</text:p>
          </table:table-cell>
          <table:table-cell table:formula="of:=BINOM.DIST.RANGE(40;0.5;[.C14];[.C14])" office:value-type="float" office:value="0.0109441524546128" calcext:value-type="float">
            <text:p>0,0109441525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formula="of:=COUNTIF([.B13:.B1012];&quot;=14&quot;)" office:value-type="float" office:value="27" calcext:value-type="float">
            <text:p>27</text:p>
          </table:table-cell>
          <table:table-cell table:formula="of:=BINOM.DIST.RANGE(40;0.5;[.C15];[.C15])" office:value-type="float" office:value="0.0211065797338961" calcext:value-type="float">
            <text:p>0,0211065797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2" table:formula="of:=COUNTIF([.B16:.B1015];&quot;=15&quot;)" office:value-type="float" office:value="37" calcext:value-type="float">
            <text:p>37</text:p>
          </table:table-cell>
          <table:table-cell table:formula="of:=BINOM.DIST.RANGE(40;0.5;[.C16];[.C16])" office:value-type="float" office:value="0.0365847382054199" calcext:value-type="float">
            <text:p>0,0365847382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2" table:formula="of:=COUNTIF([.B16:.B1015];&quot;=16&quot;)" office:value-type="float" office:value="58" calcext:value-type="float">
            <text:p>58</text:p>
          </table:table-cell>
          <table:table-cell table:formula="of:=BINOM.DIST.RANGE(40;0.5;[.C17];[.C17])" office:value-type="float" office:value="0.0571636534459685" calcext:value-type="float">
            <text:p>0,0571636534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formula="of:=COUNTIF([.B16:.B1015];&quot;=17&quot;)" office:value-type="float" office:value="92" calcext:value-type="float">
            <text:p>92</text:p>
          </table:table-cell>
          <table:table-cell table:formula="of:=BINOM.DIST.RANGE(40;0.5;[.C18];[.C18])" office:value-type="float" office:value="0.0807016283943085" calcext:value-type="float">
            <text:p>0,0807016284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style-name="ce2" table:formula="of:=COUNTIF([.B19:.B1018];&quot;=18&quot;)" office:value-type="float" office:value="97" calcext:value-type="float">
            <text:p>97</text:p>
          </table:table-cell>
          <table:table-cell table:formula="of:=BINOM.DIST.RANGE(40;0.5;[.C19];[.C19])" office:value-type="float" office:value="0.103118747392728" calcext:value-type="float">
            <text:p>0,1031187474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style-name="ce2" table:formula="of:=COUNTIF([.B19:.B1018];&quot;=19&quot;)" office:value-type="float" office:value="127" calcext:value-type="float">
            <text:p>127</text:p>
          </table:table-cell>
          <table:table-cell table:formula="of:=BINOM.DIST.RANGE(40;0.5;[.C20];[.C20])" office:value-type="float" office:value="0.11940065487579" calcext:value-type="float">
            <text:p>0,1194006549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formula="of:=COUNTIF([.B19:.B1018];&quot;=20&quot;)" office:value-type="float" office:value="119" calcext:value-type="float">
            <text:p>119</text:p>
          </table:table-cell>
          <table:table-cell table:formula="of:=BINOM.DIST.RANGE(40;0.5;[.C21];[.C21])" office:value-type="float" office:value="0.125370687619579" calcext:value-type="float">
            <text:p>0,1253706876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style-name="ce2" table:formula="of:=COUNTIF([.B22:.B1021];&quot;=21&quot;)" office:value-type="float" office:value="120" calcext:value-type="float">
            <text:p>120</text:p>
          </table:table-cell>
          <table:table-cell table:formula="of:=BINOM.DIST.RANGE(40;0.5;[.C22];[.C22])" office:value-type="float" office:value="0.11940065487579" calcext:value-type="float">
            <text:p>0,1194006549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style-name="ce2" table:formula="of:=COUNTIF([.B22:.B1021];&quot;=22&quot;)" office:value-type="float" office:value="85" calcext:value-type="float">
            <text:p>85</text:p>
          </table:table-cell>
          <table:table-cell table:formula="of:=BINOM.DIST.RANGE(40;0.5;[.C23];[.C23])" office:value-type="float" office:value="0.103118747392728" calcext:value-type="float">
            <text:p>0,1031187474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formula="of:=COUNTIF([.B22:.B1021];&quot;=23&quot;)" office:value-type="float" office:value="64" calcext:value-type="float">
            <text:p>64</text:p>
          </table:table-cell>
          <table:table-cell table:formula="of:=BINOM.DIST.RANGE(40;0.5;[.C24];[.C24])" office:value-type="float" office:value="0.0807016283943085" calcext:value-type="float">
            <text:p>0,0807016284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style-name="ce2" table:formula="of:=COUNTIF([.B25:.B1024];&quot;=24&quot;)" office:value-type="float" office:value="57" calcext:value-type="float">
            <text:p>57</text:p>
          </table:table-cell>
          <table:table-cell table:formula="of:=BINOM.DIST.RANGE(40;0.5;[.C25];[.C25])" office:value-type="float" office:value="0.0571636534459685" calcext:value-type="float">
            <text:p>0,0571636534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ce2" table:formula="of:=COUNTIF([.B25:.B1024];&quot;=25&quot;)" office:value-type="float" office:value="48" calcext:value-type="float">
            <text:p>48</text:p>
          </table:table-cell>
          <table:table-cell table:formula="of:=BINOM.DIST.RANGE(40;0.5;[.C26];[.C26])" office:value-type="float" office:value="0.0365847382054199" calcext:value-type="float">
            <text:p>0,0365847382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formula="of:=COUNTIF([.B25:.B1024];&quot;=26&quot;)" office:value-type="float" office:value="15" calcext:value-type="float">
            <text:p>15</text:p>
          </table:table-cell>
          <table:table-cell table:formula="of:=BINOM.DIST.RANGE(40;0.5;[.C27];[.C27])" office:value-type="float" office:value="0.0211065797338961" calcext:value-type="float">
            <text:p>0,0211065797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2" table:formula="of:=COUNTIF([.B28:.B1027];&quot;=27&quot;)" office:value-type="float" office:value="4" calcext:value-type="float">
            <text:p>4</text:p>
          </table:table-cell>
          <table:table-cell table:formula="of:=BINOM.DIST.RANGE(40;0.5;[.C28];[.C28])" office:value-type="float" office:value="0.0109441524546128" calcext:value-type="float">
            <text:p>0,0109441525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style-name="ce2" table:formula="of:=COUNTIF([.B28:.B1027];&quot;=28&quot;)" office:value-type="float" office:value="5" calcext:value-type="float">
            <text:p>5</text:p>
          </table:table-cell>
          <table:table-cell table:formula="of:=BINOM.DIST.RANGE(40;0.5;[.C29];[.C29])" office:value-type="float" office:value="0.00508121363964165" calcext:value-type="float">
            <text:p>0,0050812136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formula="of:=COUNTIF([.B28:.B1027];&quot;=29&quot;)" office:value-type="float" office:value="3" calcext:value-type="float">
            <text:p>3</text:p>
          </table:table-cell>
          <table:table-cell table:formula="of:=BINOM.DIST.RANGE(40;0.5;[.C30];[.C30])" office:value-type="float" office:value="0.00210257116123103" calcext:value-type="float">
            <text:p>0,0021025712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style-name="ce2" table:formula="of:=COUNTIF([.B31:.B1030];&quot;=30&quot;)" office:value-type="float" office:value="0" calcext:value-type="float">
            <text:p>0</text:p>
          </table:table-cell>
          <table:table-cell table:formula="of:=BINOM.DIST.RANGE(40;0.5;[.C31];[.C31])" office:value-type="float" office:value="0.000770942759118043" calcext:value-type="float">
            <text:p>0,0007709428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style-name="ce2" table:formula="of:=COUNTIF([.B31:.B1030];&quot;=31&quot;)" office:value-type="float" office:value="0" calcext:value-type="float">
            <text:p>0</text:p>
          </table:table-cell>
          <table:table-cell table:formula="of:=BINOM.DIST.RANGE(40;0.5;[.C32];[.C32])" office:value-type="float" office:value="0.000248691212618723" calcext:value-type="float">
            <text:p>0,0002486912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formula="of:=COUNTIF([.B31:.B1030];&quot;=32&quot;)" office:value-type="float" office:value="0" calcext:value-type="float">
            <text:p>0</text:p>
          </table:table-cell>
          <table:table-cell table:formula="of:=BINOM.DIST.RANGE(40;0.5;[.C33];[.C33])" office:value-type="float" office:value="0.000069944403549016" calcext:value-type="float">
            <text:p>6,9944403549016E-005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style-name="ce2" table:formula="of:=COUNTIF([.B34:.B1033];&quot;=33&quot;)" office:value-type="float" office:value="0" calcext:value-type="float">
            <text:p>0</text:p>
          </table:table-cell>
          <table:table-cell table:formula="of:=BINOM.DIST.RANGE(40;0.5;[.C34];[.C34])" office:value-type="float" office:value="0.0000169562190421857" calcext:value-type="float">
            <text:p>1,69562190421857E-005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table:style-name="ce2" table:formula="of:=COUNTIF([.B34:.B1033];&quot;=34&quot;)" office:value-type="float" office:value="0" calcext:value-type="float">
            <text:p>0</text:p>
          </table:table-cell>
          <table:table-cell table:formula="of:=BINOM.DIST.RANGE(40;0.5;[.C35];[.C35])" office:value-type="float" office:value="0.00000349098627339117" calcext:value-type="float">
            <text:p>0,000003491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formula="of:=COUNTIF([.B34:.B1033];&quot;=35&quot;)" office:value-type="float" office:value="0" calcext:value-type="float">
            <text:p>0</text:p>
          </table:table-cell>
          <table:table-cell table:formula="of:=BINOM.DIST.RANGE(40;0.5;[.C36];[.C36])" office:value-type="float" office:value="0.000000598454789724201" calcext:value-type="float">
            <text:p>5,98454789724201E-007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style-name="ce2" table:formula="of:=COUNTIF([.B37:.B1036];&quot;=36&quot;)" office:value-type="float" office:value="0" calcext:value-type="float">
            <text:p>0</text:p>
          </table:table-cell>
          <table:table-cell table:formula="of:=BINOM.DIST.RANGE(40;0.5;[.C37];[.C37])" office:value-type="float" office:value="0.0000000831187207950279" calcext:value-type="float">
            <text:p>8,31187207950279E-008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style-name="ce2" table:formula="of:=COUNTIF([.B37:.B1036];&quot;=37&quot;)" office:value-type="float" office:value="0" calcext:value-type="float">
            <text:p>0</text:p>
          </table:table-cell>
          <table:table-cell table:formula="of:=BINOM.DIST.RANGE(40;0.5;[.C38];[.C38])" office:value-type="float" office:value="0.00000000898580765351653" calcext:value-type="float">
            <text:p>0,000000009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formula="of:=COUNTIF([.B37:.B1036];&quot;=38&quot;)" office:value-type="float" office:value="0" calcext:value-type="float">
            <text:p>0</text:p>
          </table:table-cell>
          <table:table-cell table:formula="of:=BINOM.DIST.RANGE(40;0.5;[.C39];[.C39])" office:value-type="float" office:value="0.000000000709405867382884" calcext:value-type="float">
            <text:p>7,09405867382884E-010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style-name="ce2" table:formula="of:=COUNTIF([.B40:.B1039];&quot;=39&quot;)" office:value-type="float" office:value="0" calcext:value-type="float">
            <text:p>0</text:p>
          </table:table-cell>
          <table:table-cell table:formula="of:=BINOM.DIST.RANGE(40;0.5;[.C40];[.C40])" office:value-type="float" office:value="0.0000000000363797880709171" calcext:value-type="float">
            <text:p>3,63797880709171E-011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0107P0" style:volatile="true" number:language="pl" number:country="PL">
      <number:number number:decimal-places="0" number:min-integer-digits="1" number:grouping="true"/>
      <number:text> zł</number:text>
    </number:number-style>
    <number:number-style style:name="N10107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10107P0"/>
    </number:number-style>
    <number:number-style style:name="N10108P0" style:volatile="true" number:language="pl" number:country="PL">
      <number:number number:decimal-places="0" number:min-integer-digits="1" number:grouping="true"/>
      <number:text> zł</number:text>
    </number:number-style>
    <number:number-style style:name="N10108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2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2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0110P0"/>
    </number:number-style>
    <number:date-style style:name="N10111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2" number:language="pl" number:country="PL">
      <number:day number:style="long"/>
      <number:text>-</number:text>
      <number:month number:textual="true"/>
    </number:date-style>
    <number:date-style style:name="N10113" number:language="pl" number:country="PL">
      <number:month number:textual="true"/>
      <number:text>-</number:text>
      <number:year/>
    </number:date-style>
    <number:time-style style:name="N10114" number:language="pl" number:country="PL">
      <number:hours/>
      <number:text>:</number:text>
      <number:minutes number:style="long"/>
      <number:text> </number:text>
      <number:am-pm/>
    </number:time-style>
    <number:time-style style:name="N10115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6P0" style:volatile="true" number:language="pl" number:country="PL">
      <number:number number:decimal-places="0" number:min-integer-digits="1" number:grouping="true"/>
      <number:text>     </number:text>
    </number:number-style>
    <number:number-style style:name="N10116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10116P0"/>
    </number:number-style>
    <number:number-style style:name="N10117P0" style:volatile="true" number:language="pl" number:country="PL">
      <number:number number:decimal-places="0" number:min-integer-digits="1" number:grouping="true"/>
      <number:text>     </number:text>
    </number:number-style>
    <number:number-style style:name="N10117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2" number:min-integer-digits="1" number:grouping="true"/>
      <number:text>     </number:text>
    </number:number-style>
    <number:number-style style:name="N10118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number:min-integer-digits="1" number:grouping="true"/>
      <number:text>     </number:text>
    </number:number-style>
    <number:number-style style:name="N10119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0120P1" style:volatile="true" number:language="pl" number:country="PL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0120P2" style:volatile="true" number:language="pl" number:country="PL">
      <number:text> </number:text>
      <loext:fill-character> </loext:fill-character>
      <number:text>-      </number:text>
    </number:number-style>
    <number:text-style style:name="N10120" number:language="pl" number:country="PL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pl" number:country="PL">
      <number:text> </number:text>
      <loext:fill-character> </loext:fill-character>
      <number:number number:decimal-places="0" number:min-integer-digits="1" number:grouping="true"/>
      <number:text> zł </number:text>
    </number:number-style>
    <number:number-style style:name="N10121P1" style:volatile="true" number:language="pl" number:country="PL">
      <number:text>-</number:text>
      <loext:fill-character> </loext:fill-character>
      <number:number number:decimal-places="0" number:min-integer-digits="1" number:grouping="true"/>
      <number:text> zł </number:text>
    </number:number-style>
    <number:number-style style:name="N10121P2" style:volatile="true" number:language="pl" number:country="PL">
      <number:text> </number:text>
      <loext:fill-character> </loext:fill-character>
      <number:text>- zł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number:text> </number:text>
      <loext:fill-character> </loext:fill-character>
      <number:number number:decimal-places="2" number:min-integer-digits="1" number:grouping="true"/>
      <number:text>      </number:text>
    </number:number-style>
    <number:number-style style:name="N10122P1" style:volatile="true" number:language="pl" number:country="PL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0122P2" style:volatile="true" number:language="pl" number:country="PL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0122" number:language="pl" number:country="P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l" number:country="PL">
      <number:text> </number:text>
      <loext:fill-character> </loext:fill-character>
      <number:number number:decimal-places="2" number:min-integer-digits="1" number:grouping="true"/>
      <number:text> zł </number:text>
    </number:number-style>
    <number:number-style style:name="N10123P1" style:volatile="true" number:language="pl" number:country="PL">
      <number:text>-</number:text>
      <loext:fill-character> </loext:fill-character>
      <number:number number:decimal-places="2" number:min-integer-digits="1" number:grouping="true"/>
      <number:text> zł </number:text>
    </number:number-style>
    <number:number-style style:name="N10123P2" style:volatile="true" number:language="pl" number:country="PL">
      <number:text> </number:text>
      <loext:fill-character> </loext:fill-character>
      <number:text>-</number:text>
      <number:number number:decimal-places="0" number:min-integer-digits="0"/>
      <number:text> zł </number:text>
    </number:number-style>
    <number:text-style style:name="N10123" number:language="pl" number:country="P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pl-PL</dc:language>
    <meta:editing-cycles>1</meta:editing-cycles>
    <meta:editing-duration>P0D</meta:editing-duration>
    <meta:generator>LibreOffice/4.2.8.2$Linux_X86_64 LibreOffice_project/420m0$Build-2</meta:generator>
    <dc:date>2015-10-26T20:24:19.274248386</dc:date>
    <meta:document-statistic meta:table-count="1" meta:cell-count="21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30" chart:interval-major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297cm" svg:height="16.815cm" xlink:href=".." xlink:type="simple" chart:class="chart:bar" chart:style-name="ch1">
        <chart:plot-area chart:style-name="ch2" table:cell-range-address="Arkusz1.C1:Arkusz1.E40" chart:data-source-has-labels="column" svg:x="0.705cm" svg:y="0.336cm" svg:width="33.887cm" svg:height="16.143cm">
          <chartooo:coordinate-region svg:x="1.512cm" svg:y="0.535cm" svg:width="33.08cm" svg:height="15.297cm"/>
          <chart:axis chart:dimension="x" chart:name="primary-x" chart:style-name="ch3" chartooo:axis-type="auto">
            <chartooo:date-scale/>
            <chart:categories table:cell-range-address="Arkusz1.C1:Arkusz1.C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D1:Arkusz1.D40" chart:class="chart:bar">
            <chart:data-point chart:repeated="40"/>
          </chart:series>
          <chart:series chart:style-name="ch7" chart:values-cell-range-address="Arkusz1.E1:Arkusz1.E40" chart:class="chart:line"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rkusz1.C1:Arkusz1.C40</svg:desc>
                </draw:g>
              </table:table-cell>
              <table:table-cell office:value-type="float" office:value="0">
                <text:p>0</text:p>
                <draw:g>
                  <svg:desc>Arkusz1.D1:Arkusz1.D40</svg:desc>
                </draw:g>
              </table:table-cell>
              <table:table-cell office:value-type="float" office:value="0.000000000000909494701772928">
                <text:p>0.000000000000909494701772928</text:p>
                <draw:g>
                  <svg:desc>Arkusz1.E1:Arkusz1.E40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0000000000363797880709171">
                <text:p>0.000000000036379788070917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000000000709405867382884">
                <text:p>0.00000000070940586738288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00000000898580765351653">
                <text:p>0.0000000089858076535165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0000000831187207950279">
                <text:p>0.000000083118720795027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00000598454789724201">
                <text:p>0.00000059845478972420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0000349098627339117">
                <text:p>0.0000034909862733911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000169562190421857">
                <text:p>0.000016956219042185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00069944403549016">
                <text:p>0.00006994440354901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00248691212618724">
                <text:p>0.0002486912126187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00770942759118043">
                <text:p>0.00077094275911804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.00210257116123103">
                <text:p>0.0021025711612310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00508121363964165">
                <text:p>0.0050812136396416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0109441524546128">
                <text:p>0.010944152454612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0.0211065797338961">
                <text:p>0.021106579733896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0.0365847382054199">
                <text:p>0.036584738205419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0.0571636534459685">
                <text:p>0.057163653445968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92">
                <text:p>92</text:p>
              </table:table-cell>
              <table:table-cell office:value-type="float" office:value="0.0807016283943085">
                <text:p>0.080701628394308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7">
                <text:p>97</text:p>
              </table:table-cell>
              <table:table-cell office:value-type="float" office:value="0.103118747392728">
                <text:p>0.10311874739272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0.11940065487579">
                <text:p>0.1194006548757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9">
                <text:p>119</text:p>
              </table:table-cell>
              <table:table-cell office:value-type="float" office:value="0.125370687619579">
                <text:p>0.12537068761957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20">
                <text:p>120</text:p>
              </table:table-cell>
              <table:table-cell office:value-type="float" office:value="0.11940065487579">
                <text:p>0.1194006548757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85">
                <text:p>85</text:p>
              </table:table-cell>
              <table:table-cell office:value-type="float" office:value="0.103118747392728">
                <text:p>0.10311874739272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64">
                <text:p>64</text:p>
              </table:table-cell>
              <table:table-cell office:value-type="float" office:value="0.0807016283943085">
                <text:p>0.080701628394308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0.0571636534459685">
                <text:p>0.057163653445968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0.0365847382054199">
                <text:p>0.036584738205419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0.0211065797338961">
                <text:p>0.021106579733896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0.0109441524546128">
                <text:p>0.010944152454612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.00508121363964165">
                <text:p>0.0050812136396416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0.00210257116123103">
                <text:p>0.0021025711612310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000770942759118043">
                <text:p>0.00077094275911804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000248691212618723">
                <text:p>0.00024869121261872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000069944403549016">
                <text:p>0.000069944403549016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0000169562190421857">
                <text:p>0.000016956219042185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00000349098627339117">
                <text:p>0.0000034909862733911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000000598454789724201">
                <text:p>0.00000059845478972420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0000000831187207950279">
                <text:p>0.000000083118720795027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00000000898580765351653">
                <text:p>0.0000000089858076535165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000000000709405867382884">
                <text:p>0.00000000070940586738288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0000000000363797880709171">
                <text:p>0.00000000003637978807091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